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officeooo:rsid="0017db93" officeooo:paragraph-rsid="0017db93"/>
    </style:style>
    <style:style style:name="P2" style:family="paragraph" style:parent-style-name="Text_20_body">
      <style:text-properties style:font-name="Arial" fo:language="en" fo:country="US" officeooo:rsid="0018c233" officeooo:paragraph-rsid="0018c233"/>
    </style:style>
    <style:style style:name="P3" style:family="paragraph" style:parent-style-name="Text_20_body">
      <style:text-properties style:font-name="Arial" fo:language="en" fo:country="US" officeooo:rsid="001f55f4" officeooo:paragraph-rsid="001f55f4" fo:background-color="#ff9999"/>
    </style:style>
    <style:style style:name="P4" style:family="paragraph" style:parent-style-name="Text_20_body">
      <style:text-properties style:font-name="Arial" fo:language="en" fo:country="US" style:text-underline-style="solid" style:text-underline-width="auto" style:text-underline-color="font-color" officeooo:rsid="001f55f4" officeooo:paragraph-rsid="001f55f4" fo:background-color="transparent"/>
    </style:style>
    <style:style style:name="P5" style:family="paragraph" style:parent-style-name="Text_20_body">
      <style:text-properties style:font-name="Arial" fo:language="en" fo:country="US" officeooo:rsid="001a3b00" officeooo:paragraph-rsid="001a3b00"/>
    </style:style>
    <style:style style:name="P6" style:family="paragraph" style:parent-style-name="Text_20_body">
      <style:text-properties style:font-name="Arial" fo:language="en" fo:country="US" officeooo:rsid="001f55f4" officeooo:paragraph-rsid="001f5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mission that aims to create transportable autonomous agricultural production units to strategic locations where there are refugees and places where people can not afford.</text:p>
      <text:p text:style-name="P2">It’s an on going project, as the prototype isn’t yet made. It needs some funds and further study to go.</text:p>
      <text:p text:style-name="P6"/>
      <text:p text:style-name="P3">Download the project:</text:p>
      <text:p text:style-name="P4">git clone https://github.com/missionsave/proj missionsave</text:p>
      <text:p text:style-name="P5"/>
      <text:p text:style-name="P5"><text:a xlink:type="simple" xlink:href="http://www.youtube.com/embed/QZ-5ADFl6WQ" text:style-name="Internet_20_link" text:visited-style-name="Visited_20_Internet_20_Link">http://www.youtube.com/embed/QZ-5ADFl6WQ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6-11-05T21:15:58.122058905</dc:date>
    <meta:editing-duration>PT24M43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55" meta:character-count="401" meta:non-whitespace-character-count="351"/>
  </office:meta>
</office:document-meta>
</file>